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6.999cm" table:align="left" style:writing-mode="lr-tb"/>
    </style:style>
    <style:style style:name="Table2.A" style:family="table-column">
      <style:table-column-properties style:column-width="1.535cm"/>
    </style:style>
    <style:style style:name="Table2.B" style:family="table-column">
      <style:table-column-properties style:column-width="7.389cm"/>
    </style:style>
    <style:style style:name="Table2.C" style:family="table-column">
      <style:table-column-properties style:column-width="8.075cm"/>
    </style:style>
    <style:style style:name="Table2.1" style:family="table-row">
      <style:table-row-properties style:min-row-height="1.39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2" style:family="table-row">
      <style:table-row-properties style:min-row-height="1.434cm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2024c31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2cf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e350a9" officeooo:paragraph-rsid="02024c3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a49e14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b1cf23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fd31f2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1a33e6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1be8ce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1fe9bb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0167e90" style:font-name-asian="Times New Roman" style:font-size-asian="14pt" style:font-name-complex="Times New Roman" style:font-size-complex="14pt" style:language-complex="ar" style:country-complex="SA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1pt" fo:language="ru" fo:country="RU" officeooo:rsid="00167e90" officeooo:paragraph-rsid="01872b28" style:font-name-asian="Times New Roman" style:font-size-asian="11pt" style:font-name-complex="Times New Roman" style:font-size-complex="11pt" style:language-complex="ar" style:country-complex="SA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1db4c04" officeooo:paragraph-rsid="00a49e14" style:font-size-asian="14pt" style:font-weight-asian="bold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7c793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2pt" fo:language="ru" fo:country="RU" fo:font-weight="normal" officeooo:rsid="01e02941" officeooo:paragraph-rsid="01e0294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text-line-through-style="none" style:text-line-through-type="none" style:font-name="Times New Roman" fo:font-size="14pt" fo:language="ru" fo:country="RU" style:text-underline-style="none" fo:font-weight="normal" officeooo:rsid="01e02941" officeooo:paragraph-rsid="01e0294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rsid="02178970" officeooo:paragraph-rsid="02178970"/>
    </style:style>
    <style:style style:name="P28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30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69187"/>
    </style:style>
    <style:style style:name="P3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" fo:font-size="14pt" fo:letter-spacing="0.009cm" fo:language="ru" fo:country="RU" fo:font-weight="bold" officeooo:rsid="002d5fb4" officeooo:paragraph-rsid="00519c9e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officeooo:paragraph-rsid="00167e90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1e3d80e" officeooo:paragraph-rsid="02024c31" style:font-name-asian="Times New Roman" style:font-size-asian="12pt" style:font-name-complex="Times New Roman1" style:font-size-complex="12pt" style:language-complex="ar" style:country-complex="SA"/>
    </style:style>
    <style:style style:name="P3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030b404" officeooo:paragraph-rsid="02024c31" style:font-name-asian="Times New Roman" style:font-size-asian="12pt" style:font-name-complex="Times New Roman1" style:font-size-complex="12pt" style:language-complex="ar" style:country-complex="SA"/>
    </style:style>
    <style:style style:name="P3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cd495d" officeooo:paragraph-rsid="02024c31" style:font-name-asian="Times New Roman" style:font-size-asian="12pt" style:font-name-complex="Times New Roman1" style:font-size-complex="12pt" style:language-complex="ar" style:country-complex="SA"/>
    </style:style>
    <style:style style:name="P3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ce97a7" officeooo:paragraph-rsid="02024c31" style:font-name-asian="Times New Roman" style:font-size-asian="12pt" style:font-name-complex="Times New Roman1" style:font-size-complex="12pt" style:language-complex="ar" style:country-complex="SA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21dd22e" officeooo:paragraph-rsid="021dd22e" style:font-name-asian="Times New Roman" style:font-size-asian="12pt" style:font-name-complex="Times New Roman1" style:font-size-complex="12pt" style:language-complex="ar" style:country-complex="SA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21f5582" officeooo:paragraph-rsid="021f5582" style:font-name-asian="Times New Roman" style:font-size-asian="12pt" style:font-name-complex="Times New Roman1" style:font-size-complex="12pt" style:language-complex="ar" style:country-complex="SA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21f79ed" officeooo:paragraph-rsid="021f79ed" style:font-name-asian="Times New Roman" style:font-size-asian="12pt" style:font-name-complex="Times New Roman1" style:font-size-complex="12pt" style:language-complex="ar" style:country-complex="SA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officeooo:paragraph-rsid="02024c31"/>
    </style:style>
    <style:style style:name="P41" style:family="paragraph" style:parent-style-name="Table_20_Contents">
      <loext:graphic-properties draw:fill="none"/>
      <style:paragraph-properties fo:line-height="150%" fo:text-align="center" style:justify-single-word="false" fo:orphans="2" fo:widows="2" fo:background-color="transparent" text:number-lines="false" text:line-number="0"/>
      <style:text-properties style:use-window-font-color="true" style:font-name="Times New Roman" fo:font-size="12pt" fo:language="ru" fo:country="RU" officeooo:rsid="01ccc424" officeooo:paragraph-rsid="02024c31" style:font-name-asian="Times New Roman" style:font-size-asian="12pt" style:font-name-complex="Times New Roman1" style:font-size-complex="12pt" style:language-complex="ar" style:country-complex="SA"/>
    </style:style>
    <style:style style:name="P42" style:family="paragraph" style:parent-style-name="Table_20_Contents">
      <loext:graphic-properties draw:fill="none"/>
      <style:paragraph-properties fo:line-height="150%" fo:text-align="center" style:justify-single-word="false" fo:orphans="2" fo:widows="2" fo:background-color="transparent" text:number-lines="false" text:line-number="0"/>
      <style:text-properties style:use-window-font-color="true" style:font-name="Times New Roman" fo:font-size="12pt" fo:language="ru" fo:country="RU" officeooo:rsid="01cd495d" officeooo:paragraph-rsid="02024c31" style:font-name-asian="Times New Roman" style:font-size-asian="12pt" style:font-name-complex="Times New Roman1" style:font-size-complex="12pt" style:language-complex="ar" style:country-complex="SA"/>
    </style:style>
    <style:style style:name="P43" style:family="paragraph" style:parent-style-name="Caption">
      <style:paragraph-properties fo:keep-with-next="always"/>
      <style:text-properties fo:font-style="normal" fo:font-weight="normal" style:font-style-asian="normal" style:font-weight-asian="normal" style:font-style-complex="normal" style:font-weight-complex="normal"/>
    </style:style>
    <style:style style:name="P4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5" style:family="paragraph" style:parent-style-name="Standard" style:list-style-name="L1">
      <style:paragraph-properties fo:line-height="150%" fo:text-align="justify" style:justify-single-word="false"/>
      <style:text-properties officeooo:paragraph-rsid="01c9257f"/>
    </style:style>
    <style:style style:name="P46" style:family="paragraph" style:parent-style-name="Standard" style:list-style-name="L1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e350a9" officeooo:paragraph-rsid="01c9257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872b28"/>
    </style:style>
    <style:style style:name="P48" style:family="paragraph" style:parent-style-name="Table_20_Contents" style:list-style-name="L2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writing-mode="lr-tb"/>
      <style:text-properties style:use-window-font-color="true" style:font-name="Times New Roman" fo:font-size="12pt" fo:language="ru" fo:country="RU" officeooo:rsid="01cd495d" officeooo:paragraph-rsid="02024c31" style:font-name-asian="Times New Roman" style:font-size-asian="12pt" style:font-name-complex="Times New Roman1" style:font-size-complex="12pt" style:language-complex="ar" style:country-complex="SA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name="Times New Roman" fo:font-size="14pt" fo:letter-spacing="0.009cm" fo:language="ru" fo:country="RU" fo:font-weight="bold" officeooo:rsid="0013326f" style:font-name-asian="Times New Roman" style:font-size-asian="14pt" style:language-asian="ru" style:country-asian="RU" style:font-weight-asian="bold" style:font-name-complex="Times New Roman" style:font-size-complex="12pt" style:language-complex="ar" style:country-complex="SA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color="#ff0000" fo:font-size="14pt" fo:font-weight="bold" style:font-size-asian="14pt" style:font-weight-asian="bold" style:font-size-complex="14pt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language="en" fo:country="US" fo:font-weight="bold" officeooo:rsid="0212a44a" style:font-size-asian="14pt" style:font-weight-asian="bold" style:font-size-complex="14pt"/>
    </style:style>
    <style:style style:name="T9" style:family="text">
      <style:text-properties fo:color="#000000" fo:font-size="14pt" fo:font-weight="normal" officeooo:rsid="01a0b669" style:font-size-asian="14pt" style:font-weight-asian="normal" style:font-size-complex="14pt" style:font-weight-complex="normal"/>
    </style:style>
    <style:style style:name="T10" style:family="text">
      <style:text-properties fo:color="#000000" fo:font-size="14pt" fo:font-weight="normal" officeooo:rsid="02178970" style:font-size-asian="14pt" style:font-weight-asian="normal" style:font-size-complex="14pt" style:font-weight-complex="normal"/>
    </style:style>
    <style:style style:name="T11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2" style:family="text">
      <style:text-properties fo:color="#000000" style:font-name="Times New Roman" fo:font-size="14pt" fo:language="ru" fo:country="RU" fo:font-weight="bold" officeooo:rsid="00e350a9" style:font-name-asian="Times New Roman" style:font-size-asian="14pt" style:font-weight-asian="bold" style:font-name-complex="Times New Roman" style:font-size-complex="14pt" style:language-complex="ar" style:country-complex="SA" style:font-weight-complex="normal"/>
    </style:style>
    <style:style style:name="T13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14" style:family="text">
      <style:text-properties fo:color="#000000"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15" style:family="text">
      <style:text-properties fo:color="#000000"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16" style:family="text">
      <style:text-properties fo:color="#000000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7" style:family="text">
      <style:text-properties fo:color="#000000" style:font-name="Times New Roman" fo:font-size="14pt" fo:language="ru" fo:country="RU" fo:font-weight="normal" officeooo: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8" style:family="text">
      <style:text-properties fo:color="#000000" style:font-name="Times New Roman" fo:font-size="14pt" fo:language="ru" fo:country="RU" fo:font-weight="normal" officeooo:rsid="00e397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9" style:family="text">
      <style:text-properties fo:color="#000000" style:font-name="Times New Roman" fo:font-size="14pt" fo:language="ru" fo:country="RU" fo:font-weight="normal" officeooo:rsid="01c3cfe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0" style:family="text">
      <style:text-properties fo:color="#000000" style:font-name="Times New Roman" fo:font-size="14pt" fo:language="ru" fo:country="RU" fo:font-weight="normal" officeooo:rsid="021751d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1" style:family="text">
      <style:text-properties fo:color="#000000" style:font-name="Times New Roman" fo:font-size="14pt" fo:language="ru" fo:country="RU" fo:font-weight="normal" officeooo:rsid="0218f31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2" style:family="text"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3" style:family="text">
      <style:text-properties fo:color="#000000" style:font-name="Times New Roman" fo:font-size="14pt" fo:language="en" fo:country="US" fo:font-weight="normal" officeooo:rsid="0218f31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4" style:family="text">
      <style:text-properties fo:color="#000000" style:font-name="Times New Roman" fo:font-size="14pt" fo:language="en" fo:country="US" officeooo:rsid="020c485e" style:font-name-asian="Times New Roman" style:font-size-asian="14pt" style:font-name-complex="Times New Roman" style:font-size-complex="14pt" style:language-complex="ar" style:country-complex="SA"/>
    </style:style>
    <style:style style:name="T25" style:family="text">
      <style:text-properties fo:color="#000000" style:font-name="Courier New1" fo:font-size="11pt" fo:language="ru" fo:country="RU" officeooo:rsid="00167e90" style:font-name-asian="Times New Roman" style:font-size-asian="11pt" style:font-name-complex="Times New Roman" style:font-size-complex="11pt" style:language-complex="ar" style:country-complex="SA"/>
    </style:style>
    <style:style style:name="T26" style:family="text">
      <style:text-properties fo:color="#000000" style:font-name="Courier New1" fo:font-size="11pt" fo:language="en" fo:country="US" officeooo:rsid="02265628" style:font-name-asian="Times New Roman" style:font-size-asian="11pt" style:font-name-complex="Times New Roman" style:font-size-complex="11pt" style:language-complex="ar" style:country-complex="SA"/>
    </style:style>
    <style:style style:name="T27" style:family="text">
      <style:text-properties fo:font-variant="normal" fo:text-transform="none" fo:font-size="14pt" style:font-size-asian="14pt" style:font-size-complex="14pt"/>
    </style:style>
    <style:style style:name="T28" style:family="text">
      <style:text-properties fo:font-variant="normal" fo:text-transform="none" fo:color="#000000" style:font-name="Times New Roman" fo:font-size="14pt" fo:letter-spacing="0.009cm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9" style:family="text">
      <style:text-properties fo:font-variant="normal" fo:text-transform="none" fo:color="#000000" style:font-name="Times New Roman" fo:font-size="14pt" fo:letter-spacing="0.009cm" fo:language="ru" fo:country="RU" fo:font-weight="normal" officeooo:rsid="01d9df8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" style:family="text">
      <style:text-properties fo:font-variant="normal" fo:text-transform="none" fo:color="#000000" style:font-name="Times New Roman" fo:font-size="14pt" fo:letter-spacing="0.009cm" fo:language="ru" fo:country="RU" fo:font-weight="normal" officeooo:rsid="01f45b1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1" style:family="text">
      <style:text-properties fo:font-variant="normal" fo:text-transform="none" fo:color="#000000" style:font-name="Times New Roman" fo:font-size="14pt" fo:letter-spacing="0.009cm" fo:language="ru" fo:country="RU" fo:font-weight="normal" officeooo:rsid="0215792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2" style:family="text">
      <style:text-properties fo:font-variant="normal" fo:text-transform="none" fo:color="#000000" style:font-name="Times New Roman" fo:font-size="14pt" fo:letter-spacing="0.009cm" fo:language="ru" fo:country="RU" fo:font-weight="normal" officeooo:rsid="021fe9b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3" style:family="text">
      <style:text-properties fo:font-variant="normal" fo:text-transform="none" fo:color="#000000" style:font-name="Times New Roman" fo:font-size="14pt" fo:letter-spacing="0.009cm" fo:language="ru" fo:country="RU" fo:font-weight="normal" officeooo:rsid="022172e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4" style:family="text">
      <style:text-properties fo:font-variant="normal" fo:text-transform="none" fo:color="#000000" style:font-name="Times New Roman" fo:font-size="14pt" fo:letter-spacing="0.009cm" fo:language="en" fo:country="US" fo:font-weight="normal" officeooo:rsid="01d9df8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5" style:family="text">
      <style:text-properties fo:font-variant="normal" fo:text-transform="none" fo:color="#000000" style:font-name="Times New Roman" fo:font-size="14pt" fo:letter-spacing="0.009cm" fo:language="en" fo:country="US" fo:font-weight="normal" officeooo:rsid="01f45b1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6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37" style:family="text">
      <style:text-properties style:use-window-font-color="true" style:font-name="Times New Roman" fo:font-size="14pt" fo:language="ru" fo:country="RU" fo:font-weight="bold" officeooo:rsid="001379d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8" style:family="text">
      <style:text-properties style:use-window-font-color="true" style:font-name="Times New Roman" fo:font-size="14pt" fo:language="ru" fo:country="RU" fo:font-weight="bold" officeooo:rsid="01a0ace4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9" style:family="text">
      <style:text-properties style:use-window-font-color="true" style:font-name="Times New Roman" fo:font-size="14pt" fo:language="ru" fo:country="RU" officeooo:rsid="00169187" style:font-name-asian="Times New Roman" style:font-size-asian="14pt" style:font-name-complex="Times New Roman" style:font-size-complex="12pt" style:language-complex="ar" style:country-complex="SA"/>
    </style:style>
    <style:style style:name="T40" style:family="text">
      <style:text-properties style:use-window-font-color="true" style:font-name="Times New Roman" fo:font-size="12pt" fo:language="ru" fo:country="RU" officeooo:rsid="01e3d80e" style:font-name-asian="Times New Roman" style:font-size-asian="12pt" style:font-name-complex="Times New Roman1" style:font-size-complex="12pt" style:language-complex="ar" style:country-complex="SA"/>
    </style:style>
    <style:style style:name="T41" style:family="text">
      <style:text-properties style:use-window-font-color="true" style:font-name="Times New Roman" fo:font-size="12pt" fo:language="ru" fo:country="RU" officeooo:rsid="02057d04" style:font-name-asian="Times New Roman" style:font-size-asian="12pt" style:font-name-complex="Times New Roman1" style:font-size-complex="12pt" style:language-complex="ar" style:country-complex="SA"/>
    </style:style>
    <style:style style:name="T42" style:family="text">
      <style:text-properties style:use-window-font-color="true" style:text-line-through-style="none" style:text-line-through-type="none" style:font-name="Times New Roman" fo:font-size="14pt" fo:language="ru" fo:country="RU" style:text-underline-style="none" fo:font-weight="normal" officeooo:rsid="01e0294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3" style:family="text">
      <style:text-properties style:use-window-font-color="true" style:text-line-through-style="none" style:text-line-through-type="none" style:font-name="Times New Roman" fo:font-size="14pt" fo:language="ru" fo:country="RU" style:text-underline-style="none" fo:font-weight="normal" officeooo:rsid="0218f31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4" style:family="text">
      <style:text-properties style:use-window-font-color="true" style:text-line-through-style="none" style:text-line-through-type="none" style:font-name="Times New Roman" fo:font-size="14pt" fo:language="ru" fo:country="RU" style:text-underline-style="none" fo:font-weight="normal" officeooo:rsid="021a33e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5" style:family="text">
      <style:text-properties style:use-window-font-color="true" style:text-line-through-style="none" style:text-line-through-type="none" style:font-name="Times New Roman" fo:font-size="14pt" fo:language="ru" fo:country="RU" style:text-underline-style="none" fo:font-weight="normal" officeooo:rsid="021be8c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6" style:family="text">
      <style:text-properties style:use-window-font-color="true" style:text-line-through-style="none" style:text-line-through-type="none" style:font-name="Times New Roman" fo:font-size="14pt" fo:language="en" fo:country="US" style:text-underline-style="none" fo:font-weight="normal" officeooo:rsid="0218f31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7" style:family="text">
      <style:text-properties style:use-window-font-color="true" style:text-line-through-style="none" style:text-line-through-type="none" style:font-name="Times New Roman" fo:font-size="14pt" fo:language="en" fo:country="US" style:text-underline-style="none" fo:font-weight="normal" officeooo:rsid="021a33e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8" style:family="text">
      <style:text-properties style:use-window-font-color="true" style:text-line-through-style="none" style:text-line-through-type="none" style:font-name="Times New Roman" fo:font-size="14pt" fo:language="en" fo:country="US" style:text-underline-style="none" fo:font-weight="normal" officeooo:rsid="021be8c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9" style:family="text">
      <style:text-properties officeooo:rsid="00167e90"/>
    </style:style>
    <style:style style:name="T50" style:family="text">
      <style:text-properties officeooo:rsid="020449c2"/>
    </style:style>
    <style:style style:name="T51" style:family="text">
      <style:text-properties officeooo:rsid="02171b27"/>
    </style:style>
    <style:style style:name="T52" style:family="text">
      <style:text-properties fo:language="en" fo:country="US"/>
    </style:style>
    <style:style style:name="T53" style:family="text">
      <style:text-properties officeooo:rsid="022656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3"><text:span text:style-name="T5">Кафедра </text:span><text:span text:style-name="T11">МОЭВМ</text:span></text:p>
      <text:p text:style-name="P5"/>
      <text:p text:style-name="P5"/>
      <text:p text:style-name="P7"/>
      <text:p text:style-name="P7"/>
      <text:p text:style-name="P7"/>
      <text:p text:style-name="P7"/>
      <text:p text:style-name="P28"><text:span text:style-name="Название_20_книги"><text:span text:style-name="T1">отчет</text:span></text:span></text:p>
      <text:p text:style-name="P3"><text:span text:style-name="T5">по лабораторной работе</text:span><text:span text:style-name="T6"> </text:span><text:span text:style-name="T7">№</text:span><text:span text:style-name="T8">8</text:span></text:p>
      <text:p text:style-name="P3"><text:span text:style-name="T5">по дисциплине </text:span><text:span text:style-name="T7">«</text:span><text:span text:style-name="T11">Организация ЭВМ и систем</text:span><text:span text:style-name="T7">»</text:span></text:p>
      <text:p text:style-name="P3"><text:span text:style-name="Название_20_книги"><text:span text:style-name="T27">Тема: </text:span></text:span><text:span text:style-name="Название_20_книги"><text:span text:style-name="T28">Обработка вещественных чисел. Программирование математического сопроцессора.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13">9383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10"><text:span text:style-name="T36">Гладких</text:span><text:span text:style-name="T3"> </text:span><text:span text:style-name="T4">А</text:span><text:span text:style-name="T3">.</text:span><text:span text:style-name="T4">А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10"><text:span text:style-name="T36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9"/>
      <text:p text:style-name="P9"/>
      <text:p text:style-name="P9">Санкт-Петербург</text:p>
      <text:p text:style-name="P11">2020</text:p>
      <text:p text:style-name="P13">Цель работы.</text:p>
      <text:p text:style-name="P15"><text:span text:style-name="Название_20_книги"><text:span text:style-name="T30">При</text:span></text:span><text:span text:style-name="Название_20_книги"><text:span text:style-name="T29">м</text:span></text:span><text:span text:style-name="Название_20_книги"><text:span text:style-name="T30">енить на практике знания по </text:span></text:span><text:span text:style-name="Название_20_книги"><text:span text:style-name="T31">работе с математическим сопроцессором. Написать программу, обрабатывающую вещественные числа.</text:span></text:span></text:p>
      <text:p text:style-name="P23"/>
      <text:p text:style-name="P14"><text:span text:style-name="T37">Текст задания</text:span><text:span text:style-name="T5">.</text:span></text:p>
      <text:p text:style-name="P26"><text:span text:style-name="T51">Р</text:span>азработать на языке Ассемблера фрагмент программы, обеспечивающий вычисление заданной математической функции с использованием математического сопроцессора, который включается по принципу in-line в программу, разработанную на языке С.</text:p>
      <text:p text:style-name="P26">ВАРИАНТ 2.</text:p>
      <text:p text:style-name="P26">Name cosh - hyperbolic function:</text:p>
      <text:p text:style-name="P26">Usage double cosh(double x);</text:p>
      <text:p text:style-name="P26">Prototype in math.h</text:p>
      <text:p text:style-name="P26">Description cosh computes the hyperbolic cosine of the input value.</text:p>
      <text:p text:style-name="P26">cosh (x) = (exp(x) + exp(-x)) / 2</text:p>
      <text:p text:style-name="P26">cosh is more accurately calculated by the polynomial (1 + x^2/2)</text:p>
      <text:p text:style-name="P26">when x is tiny (|x| &lt; 2^-13).</text:p>
      <text:p text:style-name="P25"/>
      <text:p text:style-name="P16"><text:span text:style-name="T38">Ход работы</text:span><text:span text:style-name="T7">.</text:span></text:p>
      <text:p text:style-name="P17"><text:span text:style-name="T9">В ходе работы была разработана программа, </text:span><text:span text:style-name="T10">которая </text:span><text:span text:style-name="T20">вычисляет значение гиперболического косинуса.</text:span></text:p>
      <text:p text:style-name="P27"><text:span text:style-name="T20">В </text:span><text:span text:style-name="T16">функции </text:span><text:span text:style-name="T22">main() </text:span><text:span text:style-name="T16">происходит считывание числа </text:span><text:span text:style-name="T22">x, </text:span><text:span text:style-name="T21">для которого вызывается функция </text:span><text:span text:style-name="T23">cosh(), </text:span><text:span text:style-name="T21">непосредственно считающая значение гиперболического косинуса в точке </text:span><text:span text:style-name="T23">x.</text:span></text:p>
      <text:p text:style-name="P18"><text:span text:style-name="T21">Сначала функция</text:span><text:span text:style-name="T23"> </text:span><text:span text:style-name="T21">проверяет, попадает ли заданный </text:span><text:span text:style-name="T23">x </text:span><text:span text:style-name="T21">в диапазон от 0 до 2 в -13. Если да, то происходит переход к метке </text:span><text:span text:style-name="T23">little_x </text:span><text:span text:style-name="T21">и считает значение функции по формуле </text:span><text:span text:style-name="T42">(1 + x^2/2). </text:span><text:span text:style-name="T43">Если же </text:span><text:span text:style-name="T46">x </text:span><text:span text:style-name="T44">не попадает в этот диапазон, то есть</text:span><text:span text:style-name="T43">, </text:span><text:span text:style-name="T44">он больше 2 в -13, то значение гиперболического косинуса вычисляется по </text:span><text:soft-page-break/><text:span text:style-name="T44">формуле </text:span><text:span text:style-name="T42">(exp(x) + exp(-x)) / 2. </text:span><text:span text:style-name="T44">Сначала функция считает значение экспоненты в точке </text:span><text:span text:style-name="T47">x</text:span><text:span text:style-name="T44">, затем в точке -</text:span><text:span text:style-name="T47">x. </text:span><text:span text:style-name="T44">Полученные значения она складывает и делит на два.</text:span></text:p>
      <text:p text:style-name="P19"><text:span text:style-name="T44">В </text:span><text:span text:style-name="T45">конце функция печатает результат функции </text:span><text:span text:style-name="T48">cosh</text:span><text:span text:style-name="T45">() на экран.</text:span></text:p>
      <text:list xml:id="list1236985620" text:style-name="L1">
        <text:list-header>
          <text:p text:style-name="P45"><text:span text:style-name="T17">Исходный код</text:span><text:span text:style-name="T19"> программы </text:span><text:span text:style-name="T17">представлен в </text:span><text:span text:style-name="T18">п</text:span><text:span text:style-name="T17">риложении А.</text:span></text:p>
          <text:p text:style-name="P46"/>
        </text:list-header>
      </text:list>
      <text:p text:style-name="P4"><text:span text:style-name="T17"><text:tab/></text:span><text:span text:style-name="T12">Примеры работы программы.</text:span></text:p>
      <text:p text:style-name="P43">Таблица 1 — Примеры работы программы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1">№</text:p>
          </table:table-cell>
          <table:table-cell table:style-name="Table2.A1" office:value-type="string">
            <text:p text:style-name="P33">Входн<text:span text:style-name="T50">ые данные</text:span></text:p>
          </table:table-cell>
          <table:table-cell table:style-name="Table2.C1" office:value-type="string">
            <text:p text:style-name="P40"><text:span text:style-name="T40">Выходн</text:span><text:span text:style-name="T41">ые данные</text:span></text:p>
          </table:table-cell>
        </table:table-row>
        <table:table-row table:style-name="Table2.2">
          <table:table-cell table:style-name="Table2.A2" office:value-type="string">
            <text:p text:style-name="P42">1</text:p>
          </table:table-cell>
          <table:table-cell table:style-name="Table2.B2" office:value-type="string">
            <text:p text:style-name="P37">10</text:p>
          </table:table-cell>
          <table:table-cell table:style-name="Table2.C2" office:value-type="string">
            <text:p text:style-name="P35"><text:s/>11013.232920103328</text:p>
          </table:table-cell>
        </table:table-row>
        <table:table-row table:style-name="Table2.2">
          <table:table-cell table:style-name="Table2.A2" office:value-type="string">
            <text:p text:style-name="P42">2</text:p>
          </table:table-cell>
          <table:table-cell table:style-name="Table2.B3" office:value-type="string">
            <text:p text:style-name="P36">0.00011444091796875</text:p>
          </table:table-cell>
          <table:table-cell table:style-name="Table2.C3" office:value-type="string">
            <text:p text:style-name="P34">1.0000000065483619</text:p>
          </table:table-cell>
        </table:table-row>
        <table:table-row table:style-name="Table2.2">
          <table:table-cell table:style-name="Table2.A2" office:value-type="string">
            <text:list xml:id="list1875580831" text:style-name="L2">
              <text:list-item>
                <text:list>
                  <text:list-item>
                    <text:list>
                      <text:list-header>
                        <text:p text:style-name="P48">3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2.B4" office:value-type="string">
            <text:p text:style-name="P38">0</text:p>
          </table:table-cell>
          <table:table-cell table:style-name="Table2.C4" office:value-type="string">
            <text:p text:style-name="P39">1</text:p>
          </table:table-cell>
        </table:table-row>
      </table:table>
      <text:p text:style-name="P12"/>
      <text:p text:style-name="P24"/>
      <text:p text:style-name="P24">Выводы.</text:p>
      <text:p text:style-name="P20"><text:span text:style-name="Название_20_книги"><text:span text:style-name="T32">Были п</text:span></text:span><text:span text:style-name="Название_20_книги"><text:span text:style-name="T35">ри</text:span></text:span><text:span text:style-name="Название_20_книги"><text:span text:style-name="T34">м</text:span></text:span><text:span text:style-name="Название_20_книги"><text:span text:style-name="T35">ен</text:span></text:span><text:span text:style-name="Название_20_книги"><text:span text:style-name="T32">ены</text:span></text:span><text:span text:style-name="Название_20_книги"><text:span text:style-name="T30"> на практике знания по </text:span></text:span><text:span text:style-name="Название_20_книги"><text:span text:style-name="T31">работе с математическим сопроцессором </text:span></text:span><text:span text:style-name="Название_20_книги"><text:span text:style-name="T32">и была</text:span></text:span><text:span text:style-name="Название_20_книги"><text:span text:style-name="T31"> </text:span></text:span><text:span text:style-name="Название_20_книги"><text:span text:style-name="T32">н</text:span></text:span><text:span text:style-name="Название_20_книги"><text:span text:style-name="T31">апис</text:span></text:span><text:span text:style-name="Название_20_книги"><text:span text:style-name="T32">ана</text:span></text:span><text:span text:style-name="Название_20_книги"><text:span text:style-name="T31"> программ</text:span></text:span><text:span text:style-name="Название_20_книги"><text:span text:style-name="T32">а</text:span></text:span><text:span text:style-name="Название_20_книги"><text:span text:style-name="T31">, </text:span></text:span><text:span text:style-name="Название_20_книги"><text:span text:style-name="T32">которая </text:span></text:span><text:span text:style-name="Название_20_книги"><text:span text:style-name="T31">обрабатыва</text:span></text:span><text:span text:style-name="Название_20_книги"><text:span text:style-name="T32">ет</text:span></text:span><text:span text:style-name="Название_20_книги"><text:span text:style-name="T31"> вещественные числа, </text:span></text:span><text:span text:style-name="Название_20_книги"><text:span text:style-name="T33">вычисляя значение гиперболического косинуса в заданной точке</text:span></text:span><text:span text:style-name="Название_20_книги"><text:span text:style-name="T31">.</text:span></text:span></text:p>
      <text:p text:style-name="P31"><text:span text:style-name="Название_20_книги"><text:span text:style-name="T2"/></text:span></text:p>
      <text:p text:style-name="P32"><text:span text:style-name="Название_20_книги"><text:span text:style-name="T49">ПРИЛОЖЕНИЕ А</text:span></text:span></text:p>
      <text:p text:style-name="P29"><text:span text:style-name="Название_20_книги"><text:span text:style-name="T39">ИСХОДНЫЙ КОД ПРОГРАММЫ</text:span></text:span></text:p>
      <text:p text:style-name="P29"><text:span text:style-name="Название_20_книги"><text:span text:style-name="T39"/></text:span></text:p>
      <text:p text:style-name="P30"><text:span text:style-name="T14">Название файла:</text:span><text:span text:style-name="T15"> </text:span><text:span text:style-name="T24">source</text:span><text:span text:style-name="T15">.</text:span><text:span text:style-name="T24">cpp</text:span></text:p>
      <text:p text:style-name="P21"/>
      <text:p text:style-name="P22">#include &lt;math.h&gt;</text:p>
      <text:p text:style-name="P22">#include &lt;iostream&gt;</text:p>
      <text:p text:style-name="P22"/>
      <text:p text:style-name="P22">double cosh(double x) {</text:p>
      <text:p text:style-name="P22"><text:s text:c="4"/></text:p>
      <text:p text:style-name="P22"><text:s text:c="4"/>double res;</text:p>
      <text:p text:style-name="P22"><text:s text:c="4"/>int deg = -13;</text:p>
      <text:p text:style-name="P22"/>
      <text:p text:style-name="P22"><text:s text:c="4"/>_asm {</text:p>
      <text:p text:style-name="P22"><text:s text:c="8"/>fld x; //st(0) = x</text:p>
      <text:p text:style-name="P22"><text:s text:c="8"/>fabs; //st(0) = |x|</text:p>
      <text:p text:style-name="P22"><text:s text:c="8"/></text:p>
      <text:p text:style-name="P22"><text:s text:c="8"/>fild deg; //st(0) = deg st(1) = |x|</text:p>
      <text:p text:style-name="P22"><text:s text:c="8"/>fld1; //st(0) = 1 st(1) = deg st(2) = |x|</text:p>
      <text:p text:style-name="P47"><text:span text:style-name="T25"><text:s text:c="8"/>fscale; // st(0) = st(0) * 2 ** </text:span><text:span text:style-name="T26">deg</text:span><text:span text:style-name="T25"> st(1) = |x|</text:span></text:p>
      <text:p text:style-name="P22"/>
      <text:p text:style-name="P22"><text:s text:c="8"/>fcomip st, st(1); // st(0) = |x|</text:p>
      <text:p text:style-name="P22"><text:s text:c="8"/>fstp st(0); // st is empty</text:p>
      <text:p text:style-name="P22"/>
      <text:p text:style-name="P22"><text:s text:c="8"/>jl little_x;</text:p>
      <text:p text:style-name="P22"/>
      <text:p text:style-name="P22"><text:s text:c="8"/>fld x; //st(0) = x</text:p>
      <text:p text:style-name="P22"><text:s text:c="8"/>fldl2e; //st(0) = log2e st(1) = x</text:p>
      <text:p text:style-name="P22"><text:s text:c="8"/>fmul; //st(0) = x * log2e</text:p>
      <text:p text:style-name="P22"><text:s text:c="8"/>fld st; //st(0) = x * log2e st(1) = x * log2e</text:p>
      <text:p text:style-name="P22"><text:s text:c="8"/>frndint; //st(0) = [x * log2e] st(1) = x * log2e</text:p>
      <text:p text:style-name="P22"><text:s text:c="8"/>fsub st(1), st; //st(0) = [x * log2e] st(1) = x * log2e - [x * log2e]</text:p>
      <text:p text:style-name="P22"><text:s text:c="8"/>fxch st(1); //st(0) = x * log2e - [x * log2e] st(1) = [x * log2e]</text:p>
      <text:p text:style-name="P22"><text:s text:c="8"/>f2xm1; //st(0) = 2 ** (x * log2e - [x * log2e]) - 1 st(1) = [x * log2e]</text:p>
      <text:p text:style-name="P22"><text:soft-page-break/><text:s text:c="8"/>fld1; //st(0) = 1 st(1) = 2 ** (x * log2e - [x * log2e]) - 1 st(2) = [x * log2e]</text:p>
      <text:p text:style-name="P22"><text:s text:c="8"/>fadd; //st(0) = 2 ** (x * log2e - [x * log2e]) st(1) = [x * log2e]</text:p>
      <text:p text:style-name="P22"><text:s text:c="8"/>fscale; //st(0) = e ** x st(1) = [x * log2e]</text:p>
      <text:p text:style-name="P22"><text:s text:c="8"/>fstp st(1); //st(0) = e ** x</text:p>
      <text:p text:style-name="P22"/>
      <text:p text:style-name="P22"><text:s text:c="8"/>fld x; //same, but with -x</text:p>
      <text:p text:style-name="P22"><text:s text:c="8"/>fchs;</text:p>
      <text:p text:style-name="P22"><text:s text:c="8"/>fldl2e;</text:p>
      <text:p text:style-name="P22"><text:s text:c="8"/>fmul;</text:p>
      <text:p text:style-name="P22"><text:s text:c="8"/>fld st;</text:p>
      <text:p text:style-name="P22"><text:s text:c="8"/>frndint;</text:p>
      <text:p text:style-name="P22"><text:s text:c="8"/>fsub st(1), st;</text:p>
      <text:p text:style-name="P22"><text:s text:c="8"/>fxch st(1);</text:p>
      <text:p text:style-name="P22"><text:s text:c="8"/>f2xm1;</text:p>
      <text:p text:style-name="P22"><text:s text:c="8"/>fld1;</text:p>
      <text:p text:style-name="P22"><text:s text:c="8"/>fadd;</text:p>
      <text:p text:style-name="P22"><text:s text:c="8"/>fscale;</text:p>
      <text:p text:style-name="P22"><text:s text:c="8"/>fstp st(1);</text:p>
      <text:p text:style-name="P22"/>
      <text:p text:style-name="P22"><text:s text:c="8"/>fadd;//e ** x + e ** (-x)</text:p>
      <text:p text:style-name="P22"><text:s text:c="8"/>fld1;</text:p>
      <text:p text:style-name="P22"><text:s text:c="8"/>fld1;</text:p>
      <text:p text:style-name="P22"><text:s text:c="8"/>fadd;</text:p>
      <text:p text:style-name="P22"><text:s text:c="8"/>fdiv;//(e ** x + e ** (-x)) / 2</text:p>
      <text:p text:style-name="P22"/>
      <text:p text:style-name="P22"><text:s text:c="8"/>jmp fin;</text:p>
      <text:p text:style-name="P22"/>
      <text:p text:style-name="P22"><text:s text:c="4"/>little_x:</text:p>
      <text:p text:style-name="P22"/>
      <text:p text:style-name="P22"><text:s text:c="8"/>fld1;</text:p>
      <text:p text:style-name="P22"><text:s text:c="8"/>fld x;</text:p>
      <text:p text:style-name="P22"><text:s text:c="8"/>fld x;</text:p>
      <text:p text:style-name="P22"><text:s text:c="8"/>fmul;</text:p>
      <text:p text:style-name="P22"><text:s text:c="8"/>fld1;</text:p>
      <text:p text:style-name="P22"><text:s text:c="8"/>fld1;</text:p>
      <text:p text:style-name="P22"><text:s text:c="8"/>fadd;</text:p>
      <text:p text:style-name="P22"><text:s text:c="8"/>fdiv;</text:p>
      <text:p text:style-name="P22"><text:soft-page-break/><text:s text:c="8"/>fadd;</text:p>
      <text:p text:style-name="P22"><text:s text:c="8"/>jmp fin;</text:p>
      <text:p text:style-name="P22"/>
      <text:p text:style-name="P22"><text:s text:c="4"/>fin:</text:p>
      <text:p text:style-name="P22"><text:s text:c="8"/>fstp res;</text:p>
      <text:p text:style-name="P22"><text:s text:c="4"/>}</text:p>
      <text:p text:style-name="P22"/>
      <text:p text:style-name="P22"><text:s text:c="4"/>return res;</text:p>
      <text:p text:style-name="P22">}</text:p>
      <text:p text:style-name="P22"/>
      <text:p text:style-name="P22">int main()</text:p>
      <text:p text:style-name="P22">{</text:p>
      <text:p text:style-name="P22"><text:s text:c="4"/>setlocale(LC_ALL, "Rus");</text:p>
      <text:p text:style-name="P22"><text:s text:c="4"/>double x = 0.0;</text:p>
      <text:p text:style-name="P22"><text:s text:c="4"/></text:p>
      <text:p text:style-name="P22"><text:s text:c="4"/>std::cout.precision(17);</text:p>
      <text:p text:style-name="P22"><text:s text:c="4"/>std::cout &lt;&lt; "Введите <text:s/>число : ";</text:p>
      <text:p text:style-name="P22"><text:s text:c="4"/>std::cin &gt;&gt; x;</text:p>
      <text:p text:style-name="P22"><text:s text:c="4"/>std::cout &lt;&lt; "Ответ : " &lt;&lt; cosh(x) &lt;&lt; "\n";</text:p>
      <text:p text:style-name="P22"/>
      <text:p text:style-name="P22">// <text:s text:c="3"/>std::cout &lt;&lt; "Тест для очень маленького числа : x = 2 ** (-13) - 2 ** (-17)\n";</text:p>
      <text:p text:style-name="P22">// <text:s text:c="3"/>x = pow(2, -13) - pow(2, -17);</text:p>
      <text:p text:style-name="P22">// <text:s text:c="3"/>std::cout &lt;&lt; x &lt;&lt; '\n';</text:p>
      <text:p text:style-name="P22"><text:s text:c="4"/>//std::cout &lt;&lt; "Ответ : " &lt;&lt; cosh(x) &lt;&lt; "\n";</text:p>
      <text:p text:style-name="P22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6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Министерство образования Российской Федерации</dc:title>
    <dc:subject/>
    <meta:keyword/>
    <meta:initial-creator>Vladimir Kirianchikov</meta:initial-creator>
    <meta:creation-date>2020-09-09T21:10:00</meta:creation-date>
    <dc:date>2020-12-09T23:33:20.901000000</dc:date>
    <meta:editing-cycles>447</meta:editing-cycles>
    <meta:editing-duration>PT6H38M46S</meta:editing-duration>
    <meta:generator>LibreOffice/6.4.0.3$Windows_x86 LibreOffice_project/b0a288ab3d2d4774cb44b62f04d5d28733ac6df8</meta:generator>
    <meta:document-statistic meta:table-count="2" meta:image-count="0" meta:object-count="0" meta:page-count="6" meta:paragraph-count="131" meta:word-count="675" meta:character-count="4311" meta:non-whitespace-character-count="3273"/>
  </office:meta>
</office:document-meta>
</file>